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1.378cm" fo:min-width="2.542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1.448cm" fo:min-width="2.612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1.85cm" fo:min-width="3.1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1.65cm" fo:min-width="3.4cm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1.95cm" fo:min-width="3.3cm"/>
    </style:style>
    <style:style style:name="gr6" style:family="graphic" style:parent-style-name="standard">
      <style:graphic-properties draw:fill-color="#00cc00" draw:textarea-horizontal-align="justify" draw:textarea-vertical-align="middle" draw:auto-grow-height="false" fo:min-height="2.05cm" fo:min-width="3.4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1.35cm" fo:min-width="1.5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1.35cm" fo:min-width="1.4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1.2cm" fo:min-width="1.55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1.15cm" fo:min-width="1.45cm"/>
    </style:style>
    <style:style style:name="gr11" style:family="graphic" style:parent-style-name="standard">
      <style:graphic-properties draw:fill-color="#00cc00" draw:textarea-horizontal-align="justify" draw:textarea-vertical-align="middle" draw:auto-grow-height="false" fo:min-height="1.072cm" fo:min-width="2.396cm"/>
    </style:style>
    <style:style style:name="gr12" style:family="graphic" style:parent-style-name="standard">
      <style:graphic-properties draw:fill-color="#00cc00" draw:textarea-horizontal-align="justify" draw:textarea-vertical-align="middle" draw:auto-grow-height="false" fo:min-height="1.75cm" fo:min-width="3.3cm"/>
    </style:style>
    <style:style style:name="gr13" style:family="graphic" style:parent-style-name="standard">
      <style:graphic-properties draw:fill-color="#00cc00" draw:textarea-horizontal-align="justify" draw:textarea-vertical-align="middle" draw:auto-grow-height="false" fo:min-height="1.851cm" fo:min-width="1.802cm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1.945cm" fo:min-width="1.86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00cc00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00cc00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3cm" svg:height="2.3cm" svg:x="20.4cm" svg:y="2.7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4cm" svg:height="2.4cm" svg:x="20.3cm" svg:y="13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6cm" svg:height="2.1cm" svg:x="14.7cm" svg:y="16.9cm">
          <text:p text:style-name="P1"><text:span text:style-name="T1">Indicar datos mas</text:span></text:p>
          <text:p text:style-name="P1"><text:span text:style-name="T1">Especificos</text:span></text:p>
          <text:p text:style-name="P1"><text:span text:style-name="T1">Del pokemon</text:span></text:p>
          <text:p text:style-name="P1"><text:span text:style-name="T1">En tarjet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cm" svg:height="1.9cm" svg:x="14.6cm" svg:y="2.8cm">
          <text:p text:style-name="P4">Captura de datos </text:p>
          <text:p text:style-name="P4">Desde el API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cm" svg:height="2.2cm" svg:x="8.7cm" svg:y="5.8cm">
          <text:p text:style-name="P4">Almacena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9cm" svg:height="2.3cm" svg:x="14.6cm" svg:y="9.1cm">
          <text:p text:style-name="P4">Busc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cm" svg:height="3.2cm" svg:x="14.5cm" svg:y="12.5cm">
          <text:p text:style-name="P1"><text:span text:style-name="T1">Buscar otro</text:span></text:p>
          <text:p text:style-name="P1"><text:span text:style-name="T1">Pokem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draw:layer="layout" svg:width="3.8cm" svg:height="3.2cm" svg:x="8.808cm" svg:y="16.171cm">
          <text:p text:style-name="P4">Se seleccionó</text:p>
          <text:p text:style-name="P4">Tarje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4.1cm" svg:height="2.9cm" svg:x="8.8cm" svg:y="8.7cm">
          <text:p text:style-name="P1"><text:span text:style-name="T1">Se encontró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3.9cm" svg:height="2.8cm" svg:x="8.6cm" svg:y="2.136cm">
          <text:p text:style-name="P4">Se logran</text:p>
          <text:p text:style-name="P4">Caputara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4.6cm" svg:height="2.1cm" svg:x="14.2cm" svg:y="5.7cm">
          <text:p text:style-name="P4">Ingresar nombre</text:p>
          <text:p text:style-name="P4">Del pokemon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3.8cm" svg:height="2cm" svg:x="8.7cm" svg:y="13cm">
          <text:p text:style-name="P1"><text:span text:style-name="T1">Imprimir </text:span></text:p>
          <text:p text:style-name="P1"><text:span text:style-name="T1">tarjeta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5cm" svg:height="2.1cm" svg:x="3.5cm" svg:y="2.5cm">
          <text:p text:style-name="P4">Indicar error</text:p>
          <draw:enhanced-geometry svg:viewBox="0 0 21600 21600" draw:glue-points="10800 0 0 10800 10800 21600 21600 10800" draw:text-areas="3600 0 17800 21600" draw:mirror-horizontal="true" draw:type="flowchart-display" draw:enhanced-path="M 3600 0 L 17800 0 X 21600 10800 17800 21600 L 3600 21600 0 10800 Z N"/>
        </draw:custom-shape>
        <draw:custom-shape draw:style-name="gr14" draw:text-style-name="P5" draw:layer="layout" svg:width="3.6cm" svg:height="2.194cm" draw:transform="skewX (0.0118682389135614) rotate (-0.0118682389135618) translate (3.6cm 9.063cm)">
          <text:p text:style-name="P4">No </text:p>
          <text:p text:style-name="P4">encontrado</text:p>
          <draw:enhanced-geometry svg:viewBox="0 0 21600 21600" draw:glue-points="10800 0 0 10800 10800 21600 21600 10800" draw:text-areas="3600 0 17800 21600" draw:mirror-horizontal="true" draw:type="flowchart-display" draw:enhanced-path="M 3600 0 L 17800 0 X 21600 10800 17800 21600 L 3600 21600 0 10800 Z N"/>
        </draw:custom-shape>
        <draw:line draw:style-name="gr15" draw:text-style-name="P6" draw:layer="layout" svg:x1="20.4cm" svg:y1="3.692cm" svg:x2="18.5cm" svg:y2="3.692cm">
          <text:p/>
        </draw:line>
        <draw:line draw:style-name="gr15" draw:text-style-name="P6" draw:layer="layout" svg:x1="14.6cm" svg:y1="3.6cm" svg:x2="12.6cm" svg:y2="3.6cm">
          <text:p/>
        </draw:line>
        <draw:line draw:style-name="gr15" draw:text-style-name="P6" draw:layer="layout" svg:x1="10.536cm" svg:y1="5cm" svg:x2="10.536cm" svg:y2="5.8cm">
          <text:p/>
        </draw:line>
        <draw:line draw:style-name="gr15" draw:text-style-name="P6" draw:layer="layout" svg:x1="8.6cm" svg:y1="3.5cm" svg:x2="7cm" svg:y2="3.5cm">
          <text:p/>
        </draw:line>
        <draw:line draw:style-name="gr15" draw:text-style-name="P6" draw:layer="layout" svg:x1="12.5cm" svg:y1="6.7cm" svg:x2="14.8cm" svg:y2="6.7cm">
          <text:p/>
        </draw:line>
        <draw:line draw:style-name="gr15" draw:text-style-name="P6" draw:layer="layout" svg:x1="16.4cm" svg:y1="7.9cm" svg:x2="16.4cm" svg:y2="9.1cm">
          <text:p/>
        </draw:line>
        <draw:line draw:style-name="gr15" draw:text-style-name="P6" draw:layer="layout" svg:x1="16.5cm" svg:y1="12.5cm" svg:x2="16.5cm" svg:y2="11.5cm">
          <text:p/>
        </draw:line>
        <draw:line draw:style-name="gr15" draw:text-style-name="P6" draw:layer="layout" svg:x1="14.493cm" svg:y1="10.143cm" svg:x2="12.993cm" svg:y2="10.143cm">
          <text:p/>
        </draw:line>
        <draw:line draw:style-name="gr15" draw:text-style-name="P6" draw:layer="layout" svg:x1="8.765cm" svg:y1="10.164cm" svg:x2="7.265cm" svg:y2="10.164cm">
          <text:p/>
        </draw:line>
        <draw:line draw:style-name="gr15" draw:text-style-name="P6" draw:layer="layout" svg:x1="10.8cm" svg:y1="11.593cm" svg:x2="10.8cm" svg:y2="12.993cm">
          <text:p/>
        </draw:line>
        <draw:line draw:style-name="gr15" draw:text-style-name="P6" draw:layer="layout" svg:x1="10.743cm" svg:y1="15.1cm" svg:x2="10.743cm" svg:y2="16.1cm">
          <text:p/>
        </draw:line>
        <draw:line draw:style-name="gr15" draw:text-style-name="P6" draw:layer="layout" svg:x1="12.7cm" svg:y1="17.8cm" svg:x2="14.6cm" svg:y2="17.8cm">
          <text:p/>
        </draw:line>
        <draw:line draw:style-name="gr15" draw:text-style-name="P6" draw:layer="layout" svg:x1="16.492cm" svg:y1="16.8cm" svg:x2="16.492cm" svg:y2="15.7cm">
          <text:p/>
        </draw:line>
        <draw:line draw:style-name="gr15" draw:text-style-name="P6" draw:layer="layout" svg:x1="18.5cm" svg:y1="14.1cm" svg:x2="20.3cm" svg:y2="14.1cm">
          <text:p/>
        </draw:line>
        <draw:line draw:style-name="gr16" draw:text-style-name="P6" draw:layer="layout" svg:x1="8.8cm" svg:y1="17.8cm" svg:x2="7.1cm" svg:y2="17.8cm">
          <text:p/>
        </draw:line>
        <draw:line draw:style-name="gr16" draw:text-style-name="P6" draw:layer="layout" svg:x1="7.1cm" svg:y1="17.8cm" svg:x2="7.1cm" svg:y2="14.1cm">
          <text:p/>
        </draw:line>
        <draw:line draw:style-name="gr15" draw:text-style-name="P6" draw:layer="layout" svg:x1="7.1cm" svg:y1="14.1cm" svg:x2="8.7cm" svg:y2="14.1cm">
          <text:p/>
        </draw:line>
        <draw:frame draw:style-name="gr17" draw:text-style-name="P7" draw:layer="layout" svg:width="0.68cm" svg:height="0.962cm" svg:x="7.3cm" svg:y="2.5cm">
          <draw:text-box>
            <text:p><text:s/></text:p>
          </draw:text-box>
        </draw:frame>
        <draw:frame draw:style-name="gr17" draw:text-style-name="P9" draw:layer="layout" svg:width="1.044cm" svg:height="0.725cm" svg:x="7.425cm" svg:y="2.6cm">
          <draw:text-box>
            <text:p text:style-name="P8">No</text:p>
          </draw:text-box>
        </draw:frame>
        <draw:frame draw:style-name="gr17" draw:text-style-name="P9" draw:layer="layout" svg:width="0.879cm" svg:height="0.725cm" svg:x="11cm" svg:y="5cm">
          <draw:text-box>
            <text:p text:style-name="P8">Si</text:p>
          </draw:text-box>
        </draw:frame>
        <draw:frame draw:style-name="gr18" draw:text-style-name="P9" draw:layer="layout" svg:width="1.044cm" svg:height="0.725cm" svg:x="7.7cm" svg:y="9.1cm">
          <draw:text-box>
            <text:p text:style-name="P8">No</text:p>
          </draw:text-box>
        </draw:frame>
        <draw:frame draw:style-name="gr17" draw:text-style-name="P9" draw:layer="layout" svg:width="0.879cm" svg:height="0.725cm" svg:x="11.221cm" svg:y="11.8cm">
          <draw:text-box>
            <text:p text:style-name="P8">Si</text:p>
          </draw:text-box>
        </draw:frame>
        <draw:frame draw:style-name="gr18" draw:text-style-name="P9" draw:layer="layout" svg:width="1.044cm" svg:height="0.725cm" svg:x="5.6cm" svg:y="16.675cm">
          <draw:text-box>
            <text:p text:style-name="P8">No</text:p>
          </draw:text-box>
        </draw:frame>
        <draw:frame draw:style-name="gr17" draw:text-style-name="P9" draw:layer="layout" svg:width="0.879cm" svg:height="0.725cm" svg:x="13.021cm" svg:y="16.6cm">
          <draw:text-box>
            <text:p text:style-name="P8">Si</text:p>
          </draw:text-box>
        </draw:frame>
        <draw:frame draw:style-name="gr17" draw:text-style-name="P9" draw:layer="layout" svg:width="0.879cm" svg:height="0.725cm" svg:x="17.3cm" svg:y="11.8cm">
          <draw:text-box>
            <text:p text:style-name="P8">Si</text:p>
          </draw:text-box>
        </draw:frame>
        <draw:frame draw:style-name="gr18" draw:text-style-name="P9" draw:layer="layout" svg:width="1.044cm" svg:height="0.725cm" svg:x="18.7cm" svg:y="13cm">
          <draw:text-box>
            <text:p text:style-name="P8"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2T21:12:31.564610493</meta:creation-date>
    <dc:date>2020-06-02T23:06:38.771170855</dc:date>
    <meta:editing-duration>PT20M51S</meta:editing-duration>
    <meta:editing-cycles>6</meta:editing-cycles>
    <meta:generator>LibreOffice/5.1.6.2$Linux_X86_64 LibreOffice_project/10m0$Build-2</meta:generator>
    <meta:document-statistic meta:object-count="40"/>
  </office:meta>
</office:document-meta>
</file>